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eman/ Iron 7</text:p>
      <text:p text:style-name="Standard"/>
      <text:list xml:id="list35743919" text:style-name="L1">
        <text:list-item>
          <text:p text:style-name="P1">korpus- olcha</text:p>
        </text:list-item>
        <text:list-item>
          <text:p text:style-name="P1">gryf- klon / olcha/ sapelle</text:p>
        </text:list-item>
        <text:list-item>
          <text:p text:style-name="P1">top- czeczot topolowy</text:p>
        </text:list-item>
        <text:list-item>
          <text:p text:style-name="P1">podstrunnica- klon</text:p>
        </text:list-item>
        <text:list-item>
          <text:p text:style-name="P1">markery- perloid, z tyłu krzyż jerozolimski z perloidu</text:p>
        </text:list-item>
        <text:list-item>
          <text:p text:style-name="P1">wykończenie- żywica epoksydowa/ nitro/ tung-oil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39:46.93</dc:date>
    <meta:document-statistic meta:table-count="0" meta:image-count="0" meta:object-count="0" meta:page-count="1" meta:paragraph-count="7" meta:word-count="34" meta:character-count="201"/>
    <meta:user-defined meta:name="Info 1"/>
    <meta:user-defined meta:name="Info 2"/>
    <meta:user-defined meta:name="Info 3"/>
    <meta:user-defined meta:name="Info 4"/>
  </office:meta>
</office:document-meta>
</file>